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5eb91e" loext:opacity="100%" style:font-name="Arial1" fo:font-size="24pt" fo:font-weight="bold" officeooo:rsid="0004f346" officeooo:paragraph-rsid="0004f346" style:font-size-asian="21pt" style:font-weight-asian="bold" style:font-size-complex="24pt" style:font-weight-complex="bold"/>
    </style:style>
    <style:style style:name="P2" style:family="paragraph" style:parent-style-name="Standard">
      <style:text-properties fo:color="#8d1d75" loext:opacity="100%" style:font-name="Arial1" fo:font-size="14pt" fo:font-weight="bold" officeooo:rsid="0004f346" officeooo:paragraph-rsid="0004f346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000000" loext:opacity="100%" style:font-name="Arial1" fo:font-size="11pt" fo:font-weight="normal" officeooo:rsid="0004f346" officeooo:paragraph-rsid="0004f346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color="#000000" loext:opacity="100%" style:font-name="Arial1" fo:font-size="11pt" fo:font-weight="bold" officeooo:rsid="0004f346" officeooo:paragraph-rsid="0004f346" style:font-size-asian="9.60000038146973pt" style:font-weight-asian="bold" style:font-size-complex="11pt" style:font-weight-complex="bold"/>
    </style:style>
    <style:style style:name="P5" style:family="paragraph" style:parent-style-name="Standard">
      <style:text-properties fo:color="#bf819e" loext:opacity="100%" style:font-name="Arial1" fo:font-size="11pt" fo:font-weight="bold" officeooo:rsid="0004f346" officeooo:paragraph-rsid="0004f346" style:font-size-asian="9.60000038146973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2: Bases de datos.</text:p>
      <text:p text:style-name="P1"/>
      <text:p text:style-name="P2">1. Introducción y contextualización práctica.</text:p>
      <text:p text:style-name="P2"/>
      <text:p text:style-name="P3">Una buena gestión y almacenamiento de los datos es algo fundamental en nuestros días para gran parte de los procesos que llevamos a cabo, para ello se crearon las bases de datos en la década de los 60.</text:p>
      <text:p text:style-name="P3"/>
      <text:p text:style-name="P2">2. Bases de datos. Definición y elementos.</text:p>
      <text:p text:style-name="P2"/>
      <text:p text:style-name="P5">2.1. Concepto de base de datos.</text:p>
      <text:p text:style-name="P5"/>
      <text:p text:style-name="P3">La información se procesaba mediante ficheros. Esto ocasiona varios problemas.</text:p>
      <text:p text:style-name="P3">El objetivo de estas es realizar una estructura de almacenamiento de datos, facilitar su gestión, manipulación y consulta, garantizando su integridad.</text:p>
      <text:p text:style-name="P3"/>
      <text:p text:style-name="P5">2.2. Elementos que componen una base de datos.</text:p>
      <text:p text:style-name="P5"/>
      <text:p text:style-name="P4">· Entidades: <text:span text:style-name="T1">son los objetos para los que se almacena la información, con características distintas entre ellos. En el caso de una tienda podrían ser los clientes, stock, etc.</text:span></text:p>
      <text:p text:style-name="P4"><text:span text:style-name="T1"/></text:p>
      <text:p text:style-name="P4">· Tablas: <text:span text:style-name="T1">dan la información que queremos obtener para cada entidad. Por ejemplo tabla clientes (DNI, nombre…).</text:span></text:p>
      <text:p text:style-name="P4"><text:span text:style-name="T1"/></text:p>
      <text:p text:style-name="P4">· Campo: <text:span text:style-name="T1">identifica cada tipo de datos distinto, caracterizándose como una columna de la tabla. Hay campos clave, que son únicos para cada registro.</text:span></text:p>
      <text:p text:style-name="P4"><text:span text:style-name="T1"/></text:p>
      <text:p text:style-name="P4">· Registro: <text:span text:style-name="T1">la fila de la tabla.</text:span></text:p>
      <text:p text:style-name="P4"><text:span text:style-name="T1"/></text:p>
      <text:p text:style-name="P5">2.3. Perfiles involucrados en la base de datos.</text:p>
      <text:p text:style-name="P5"/>
      <text:p text:style-name="P4">· Usuario: <text:span text:style-name="T1">el resto tienen como objetivo satisfacer sus necesidades.</text:span></text:p>
      <text:p text:style-name="P4"><text:span text:style-name="T1"/></text:p>
      <text:p text:style-name="P4">· Diseñador: <text:span text:style-name="T1">deciden la arquitectura de la base de datos.</text:span></text:p>
      <text:p text:style-name="P4"><text:span text:style-name="T1"/></text:p>
      <text:p text:style-name="P4">· Programador: <text:span text:style-name="T1">construyen el software que permitirá a los usuarios utilizar la base de datos, eliminación de los anteriores, etc.</text:span></text:p>
      <text:p text:style-name="P4"><text:span text:style-name="T1"/></text:p>
      <text:p text:style-name="P4">· Administrador: <text:span text:style-name="T1">encargado de mantener su funcionamiento y garantizar integridad y seguridad.</text:span></text:p>
      <text:p text:style-name="P4"><text:span text:style-name="T1"/></text:p>
      <text:p text:style-name="P5">2.4. Tipos de bases de datos y usos principales.</text:p>
      <text:p text:style-name="P5"/>
      <text:p text:style-name="P3">Pueden clasificarse en base a distintos criterios.</text:p>
      <text:p text:style-name="P3"/>
      <text:p text:style-name="P5">2.4.1. Según su utilización.</text:p>
      <text:p text:style-name="P5"/>
      <text:p text:style-name="P4">· Individual: <text:span text:style-name="T1">una persona que hace de administrador, usuario, diseñador y programador.</text:span></text:p>
      <text:p text:style-name="P4"><text:span text:style-name="T1"/></text:p>
      <text:p text:style-name="P4">· Compartida: <text:span text:style-name="T1">varios usuarios que acceden a la misma información. Por ejemplo una pyme.</text:span></text:p>
      <text:p text:style-name="P4"><text:span text:style-name="T1"/></text:p>
      <text:p text:style-name="P4">· Banco de datos: <text:span text:style-name="T1">contienen un gran volumen de datos, referidos a un tema concreto. Desarrollados por una organización o empresa determinada.</text:span></text:p>
      <text:p text:style-name="P4"><text:span text:style-name="T1"/></text:p>
      <text:p text:style-name="P4">· Pública: <text:span text:style-name="T1">cualquier usuario, como por ejemplo la base de datos del catastro.</text:span></text:p>
      <text:p text:style-name="P5"><text:soft-page-break/>2.4.2. Según su temática.</text:p>
      <text:p text:style-name="P5"/>
      <text:p text:style-name="P3">· Empresariales.</text:p>
      <text:p text:style-name="P3">· Políticas y jurídicas.</text:p>
      <text:p text:style-name="P3">· Científicas.</text:p>
      <text:p text:style-name="P3">· Sanitarias.</text:p>
      <text:p text:style-name="P3"/>
      <text:p text:style-name="P5">2.4.3. Usos y aplicaciones de las bases de datos.</text:p>
      <text:p text:style-name="P5"/>
      <text:p text:style-name="P3">· Administrativas.<text:tab/>· Posición geográfica.<text:tab/><text:tab/>· Comunicaciones.</text:p>
      <text:p text:style-name="P3">· Motores de búsqueda web. <text:tab/>· Médicas. <text:tab/>· Organismos públicos.</text:p>
      <text:p text:style-name="P3">· Turismo.</text:p>
      <text:p text:style-name="P3"/>
      <text:p text:style-name="P2">3. Modelos de bases de datos.</text:p>
      <text:p text:style-name="P2"/>
      <text:p text:style-name="P3">Es la arquitectura de la misma, cómo se almacena la información que contiene y de qué manera se interrelaciona.</text:p>
      <text:p text:style-name="P3"/>
      <text:p text:style-name="P5">3.1. Modelo jerárquico.</text:p>
      <text:p text:style-name="P5"/>
      <text:p text:style-name="P3">Jerarquía entre los datos o ficheros en forma de árbol. Cada nodo puede tener varios hijos, pero cada hijo solo puede tener un padre.</text:p>
      <text:p text:style-name="P3"/>
      <text:p text:style-name="P5">3.2. Modelo en red.</text:p>
      <text:p text:style-name="P5"/>
      <text:p text:style-name="P3">Evolución del jerárquico, pero más flexible, aunque también más complejo.</text:p>
      <text:p text:style-name="P3"/>
      <text:p text:style-name="P5">3.3. Modelo relacional.</text:p>
      <text:p text:style-name="P5"/>
      <text:p text:style-name="P3">Concepto de bidimensionalidad, los datos se almacenan en tablas con filas y columnas relacionadas entre si.</text:p>
      <text:p text:style-name="P3">Proporciona una gran flexibilidad y sencillez.</text:p>
      <text:p text:style-name="P3">Con su aparición se crearon los conceptos de <text:span text:style-name="T2">entidad, campo y registro</text:span>.</text:p>
      <text:p text:style-name="P3"/>
      <text:p text:style-name="P5">3.4. Modelo orientado a objetos.</text:p>
      <text:p text:style-name="P5"/>
      <text:p text:style-name="P3">Se basa en aplicar a las bases de datos el paradigma de lenguajes de programación como Java o C++. Proporciona ventajas de elementos multimedia.</text:p>
      <text:p text:style-name="P3"/>
      <text:p text:style-name="P5">3.5. Modelo objeto-relacional.</text:p>
      <text:p text:style-name="P5"/>
      <text:p text:style-name="P3">Híbrido entre los dos anteriores, surge de la incorporación a bases de datos relacionales ya existentes, de ciertas capacidades orientadas a objetos.</text:p>
      <text:p text:style-name="P3">Permiten añadir a las bases de datos relacionales tipos de datos o procedimientos definidos por el usuario, realizar consultas recursivas, etc.</text:p>
      <text:p text:style-name="P3"/>
      <text:p text:style-name="P5">3.6. Modelo multidimensional.</text:p>
      <text:p text:style-name="P5"/>
      <text:p text:style-name="P3">Orientado a la IA. Los datos se distribuyen en matrices de varias dimensiones formando cubos.</text:p>
      <text:p text:style-name="P3">Un dato puede tener varios valores en función del eje que se recorra. Facilidad para gestionar grandes volúmenes de datos.</text:p>
      <text:p text:style-name="P3"/>
      <text:p text:style-name="P5">3.7. Modelo deductivo.</text:p>
      <text:p text:style-name="P5"/>
      <text:p text:style-name="P3">Permiten obtener nuevos datos a partir de los introducidos. Mediante la aplicación de inferencias (procedimiento por el que se generan conclusiones a partir de premisas) se generan deducciones a partir de los datos existentes.</text:p>
      <text:p text:style-name="P2"><text:soft-page-break/>4. Bases de datos centralizadas y distribuidas.</text:p>
      <text:p text:style-name="P2"/>
      <text:p text:style-name="P3">En función de donde esté ubicada la información.</text:p>
      <text:p text:style-name="P3"/>
      <text:p text:style-name="P5">4.1. Centralizadas.</text:p>
      <text:p text:style-name="P5"/>
      <text:p text:style-name="P3">Se ubican en un único dispositivo o máquina.</text:p>
      <text:p text:style-name="P3">Suelen darse en empresas o incluso en sistemas domésticos de un usuario.</text:p>
      <text:p text:style-name="P3"/>
      <text:p text:style-name="P5">4.2. Distribuidas.</text:p>
      <text:p text:style-name="P5"/>
      <text:p text:style-name="P3">Se encuentran repartidas en varios nodos.</text:p>
      <text:p text:style-name="P3">Son bases de datos unidas entre sí mediante redes de comunicaciones, a través de los cuáles pueden acceder a la información los diferentes usuarios.</text:p>
      <text:p text:style-name="P3">Este podría ser el caso de una empresa que cuenta con varias delegaciones a nivel nacional. Puede construirse de varias maneras:</text:p>
      <text:p text:style-name="P3"/>
      <text:p text:style-name="P4">· Nodo réplica: <text:span text:style-name="T1">se duplica la información de un nodo a otro.</text:span></text:p>
      <text:p text:style-name="P4"><text:span text:style-name="T1"/></text:p>
      <text:p text:style-name="P4">· Nodo particionado: <text:span text:style-name="T1">no existe copia de la información, pero ésta se encuentra distribuida por todos los nodos.</text:span></text:p>
      <text:p text:style-name="P4"><text:span text:style-name="T1"/></text:p>
      <text:p text:style-name="P4">· Nodo híbrido: <text:span text:style-name="T1">mezcla de los anteriores, es la más usada.</text:span></text:p>
      <text:p text:style-name="P4"><text:span text:style-name="T1"/></text:p>
      <text:p text:style-name="P5">4.3. Fragmentación de la información.</text:p>
      <text:p text:style-name="P5"/>
      <text:p text:style-name="P3">Es importante tener en cuenta el concepto de <text:span text:style-name="T2">grado de fragmentación</text:span>, que básicamente se refiere al número de veces que troceamos los datos.</text:p>
      <text:p text:style-name="P3">Puede llevarse a cabo a nivel de registro (fila) o a nivel de campo (columna).</text:p>
      <text:p text:style-name="P3"/>
      <text:p text:style-name="P4">· Fragmentación vertical: <text:span text:style-name="T1">cada fragmento obtenido de dividir la información cuenta con una serie de atributos de la información de partida, que se repiten en todos ellos.</text:span></text:p>
      <text:p text:style-name="P4"><text:span text:style-name="T1">Se pretende que haya aplicaciones de usuario que se puedan ejecutar sobre un solo fragmento, para optimizar el tiempo de respuesta.</text:span></text:p>
      <text:p text:style-name="P4"><text:span text:style-name="T1"/></text:p>
      <text:p text:style-name="P4">· Fragmentación horizontal: <text:span text:style-name="T1">se realiza directamente sobre los registros o filas de las tablas, dividiendo la información en fragmentos que contienen varios de ellos.</text:span></text:p>
      <text:p text:style-name="P4"><text:span text:style-name="T1"/></text:p>
      <text:p text:style-name="P4">· Fragmentación híbrida: <text:span text:style-name="T1">mezcla de las dos anteriores. Puede ser VH y HV.</text:span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2T17:47:58.485000000</meta:creation-date>
    <dc:date>2024-01-02T18:14:56.436000000</dc:date>
    <meta:editing-duration>PT26M58S</meta:editing-duration>
    <meta:editing-cycles>1</meta:editing-cycles>
    <meta:document-statistic meta:table-count="0" meta:image-count="0" meta:object-count="0" meta:page-count="3" meta:paragraph-count="72" meta:word-count="872" meta:character-count="5478" meta:non-whitespace-character-count="4675"/>
    <meta:generator>LibreOffice/7.6.2.1$Windows_X86_64 LibreOffice_project/56f7684011345957bbf33a7ee678afaf4d2ba333</meta:generator>
  </office:meta>
</office:document-meta>
</file>